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E000000A701776A212DB4674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0.48cm" svg:height="17.78cm" svg:x="-2.492cm" svg:y="2.27cm">
          <draw:image xlink:href="Pictures/100000000000012E000000A701776A212DB46743.png" xlink:type="simple" xlink:show="embed" xlink:actuate="onLoad" draw:mime-type="image/png">
            <text:p/>
          </draw:image>
        </draw:frame>
        <draw:connector draw:style-name="gr2" draw:text-style-name="P1" draw:layer="layout" svg:x1="27.988cm" svg:y1="11.16cm" svg:x2="16.513cm" svg:y2="519.16cm" draw:start-shape="id1" draw:start-glue-point="1" svg:d="M27988 11160h500v508000h-11975" svg:viewBox="0 0 11976 5080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08T22:51:21.365943264</dc:date>
    <meta:editing-duration>PT8M1S</meta:editing-duration>
    <meta:editing-cycles>3</meta:editing-cycles>
    <meta:generator>LibreOffice/7.0.4.2$Linux_X86_64 LibreOffice_project/00$Build-2</meta:generator>
    <meta:document-statistic meta:object-count="2"/>
  </office:meta>
</office:document-meta>
</file>